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5B0000001242E2E5C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9868in" fo:margin-left="0.7063in" table:align="left"/>
    </style:style>
    <style:style style:name="Table1.A" style:family="table-column">
      <style:table-column-properties style:column-width="0.9132in"/>
    </style:style>
    <style:style style:name="Table1.B" style:family="table-column">
      <style:table-column-properties style:column-width="5.0736in"/>
    </style:style>
    <style:style style:name="Table1.A1" style:family="table-cell">
      <style:table-cell-properties fo:padding="0in" fo:border="none"/>
    </style:style>
    <style:style style:name="P1" style:family="paragraph" style:parent-style-name="Standard">
      <style:paragraph-properties fo:margin-left="0in" fo:margin-right="0in" fo:widows="1" fo:text-indent="0in" style:auto-text-indent="false"/>
    </style:style>
    <style:style style:name="P2" style:family="paragraph" style:parent-style-name="Standard">
      <style:paragraph-properties fo:margin-left="0in" fo:margin-right="0in" fo:widows="1" fo:text-indent="0in" style:auto-text-indent="false"/>
      <style:text-properties officeooo:paragraph-rsid="001e8c3e"/>
    </style:style>
    <style:style style:name="P3" style:family="paragraph" style:parent-style-name="Standard">
      <style:paragraph-properties fo:margin-left="0in" fo:margin-right="0in" fo:widows="1" fo:text-indent="0in" style:auto-text-indent="false"/>
      <style:text-properties fo:font-weight="bold" officeooo:rsid="0015191e" officeooo:paragraph-rsid="0015191e" style:font-weight-asian="bold" style:font-weight-complex="bold"/>
    </style:style>
    <style:style style:name="P4" style:family="paragraph" style:parent-style-name="Standard">
      <style:paragraph-properties fo:margin-left="0in" fo:margin-right="0in" fo:widows="1" fo:text-indent="0in" style:auto-text-indent="false"/>
      <style:text-properties fo:font-size="10pt" style:font-size-asian="10pt" style:font-size-complex="10pt"/>
    </style:style>
    <style:style style:name="P5" style:family="paragraph" style:parent-style-name="Standard">
      <style:paragraph-properties fo:margin-left="0in" fo:margin-right="0in" fo:widows="1" fo:text-indent="0in" style:auto-text-indent="false"/>
      <style:text-properties officeooo:rsid="001cbd92" officeooo:paragraph-rsid="001cbd92"/>
    </style:style>
    <style:style style:name="P6" style:family="paragraph" style:parent-style-name="Standard">
      <style:paragraph-properties fo:margin-left="0in" fo:margin-right="0in" fo:widows="1" fo:text-indent="0in" style:auto-text-indent="false"/>
      <style:text-properties officeooo:rsid="00210f0d" officeooo:paragraph-rsid="00210f0d"/>
    </style:style>
    <style:style style:name="P7" style:family="paragraph" style:parent-style-name="Text_20_body">
      <style:paragraph-properties fo:margin-left="0in" fo:margin-right="0in" style:line-height-at-least="0.2083in" fo:text-align="justify" style:justify-single-word="false" fo:widows="1" fo:text-indent="0in" style:auto-text-indent="false"/>
    </style:style>
    <style:style style:name="P8" style:family="paragraph" style:parent-style-name="Text_20_body">
      <style:paragraph-properties fo:margin-left="0in" fo:margin-right="0in" fo:widows="1" fo:text-indent="0in" style:auto-text-indent="false"/>
    </style:style>
    <style:style style:name="P9" style:family="paragraph" style:parent-style-name="Text_20_body">
      <style:paragraph-properties fo:margin-left="0in" fo:margin-right="0in" fo:widows="1" fo:text-indent="0in" style:auto-text-indent="false"/>
      <style:text-properties fo:font-variant="normal" fo:text-transform="none" fo:color="#000000" style:font-name="sans-serif" fo:font-size="12pt" fo:letter-spacing="normal" fo:font-style="normal" fo:font-weight="normal" officeooo:paragraph-rsid="001e8c3e"/>
    </style:style>
    <style:style style:name="P10" style:family="paragraph" style:parent-style-name="Text_20_body" style:list-style-name="L2">
      <style:paragraph-properties fo:margin-left="0.3937in" fo:margin-right="0.3937in" style:line-height-at-least="0.2083in" fo:text-align="justify" style:justify-single-word="false" fo:widows="1" fo:text-indent="0in" style:auto-text-indent="false"/>
      <style:text-properties fo:font-variant="normal" fo:text-transform="none" fo:color="#000000" style:font-name="sans-serif" fo:font-size="12pt" fo:letter-spacing="normal" fo:font-style="normal" fo:font-weight="normal"/>
    </style:style>
    <style:style style:name="P11" style:family="paragraph" style:parent-style-name="Table_20_Heading">
      <style:paragraph-properties fo:text-align="start" style:justify-single-word="false"/>
    </style:style>
    <style:style style:name="P12" style:family="paragraph" style:parent-style-name="Quotations" style:list-style-name="L2">
      <style:paragraph-properties fo:margin-top="0.1043in" fo:margin-bottom="0.1043in" style:contextual-spacing="false" style:line-height-at-least="0.2083in" fo:text-align="center" style:justify-single-word="false" fo:widows="1"/>
    </style:style>
    <style:style style:name="P13" style:family="paragraph" style:parent-style-name="Table_20_Contents" style:list-style-name="L1">
      <style:paragraph-properties fo:margin-left="0in" fo:margin-right="0in" fo:margin-top="0in" fo:margin-bottom="0in" style:contextual-spacing="false" style:line-height-at-least="0.2083in" fo:text-align="justify" style:justify-single-word="false" fo:text-indent="0in" style:auto-text-indent="false"/>
    </style:style>
    <style:style style:name="P14" style:family="paragraph" style:parent-style-name="List_20_Heading">
      <style:paragraph-properties fo:margin-left="0in" fo:margin-right="0in" fo:widows="1" fo:text-indent="0in" style:auto-text-indent="false"/>
      <style:text-properties officeooo:paragraph-rsid="001e8c3e"/>
    </style:style>
    <style:style style:name="P15" style:family="paragraph" style:parent-style-name="List_20_Heading">
      <style:paragraph-properties fo:margin-left="0in" fo:margin-right="0in" fo:widows="1" fo:text-indent="0in" style:auto-text-indent="false"/>
      <style:text-properties officeooo:paragraph-rsid="001fbce2"/>
    </style:style>
    <style:style style:name="P16" style:family="paragraph" style:parent-style-name="List_20_Heading">
      <style:paragraph-properties fo:margin-left="0in" fo:margin-right="0in" fo:margin-top="0in" fo:margin-bottom="0.0728in" style:contextual-spacing="false" fo:widows="1" fo:text-indent="0in" style:auto-text-indent="false"/>
    </style:style>
    <style:style style:name="T1" style:family="text">
      <style:text-properties fo:font-variant="normal" fo:text-transform="none" fo:color="#000000" style:font-name="sans-serif" fo:font-size="12pt" fo:letter-spacing="normal" fo:font-style="normal"/>
    </style:style>
    <style:style style:name="T2" style:family="text">
      <style:text-properties fo:font-variant="normal" fo:text-transform="none" fo:color="#000000" style:font-name="sans-serif" fo:font-size="12pt" fo:letter-spacing="normal" fo:font-style="normal" fo:font-weight="normal"/>
    </style:style>
    <style:style style:name="T3" style:family="text">
      <style:text-properties fo:font-variant="normal" fo:text-transform="none" fo:color="#000000" style:font-name="sans-serif" fo:font-size="12pt" fo:letter-spacing="normal" fo:font-style="normal" fo:font-weight="normal" officeooo:rsid="001fbce2"/>
    </style:style>
    <style:style style:name="T4" style:family="text">
      <style:text-properties fo:font-variant="normal" fo:text-transform="none" fo:color="#000000" style:font-name="sans-serif" fo:font-size="12pt" fo:letter-spacing="normal" fo:font-style="normal" fo:font-weight="bold" officeooo:rsid="001fbce2" style:font-weight-asian="bold" style:font-weight-complex="bold"/>
    </style:style>
    <style:style style:name="T5" style:family="text">
      <style:text-properties fo:font-variant="normal" fo:text-transform="none" fo:color="#000000" style:font-name="sans-serif" fo:font-size="14pt" fo:letter-spacing="normal" fo:font-style="normal" fo:font-weight="normal"/>
    </style:style>
    <style:style style:name="T6" style:family="text">
      <style:text-properties fo:font-variant="normal" fo:text-transform="none" fo:color="#000000" style:font-name="sans-serif" fo:font-size="14pt" fo:letter-spacing="normal" fo:font-style="normal" fo:font-weight="normal" officeooo:rsid="001e8c3e" style:font-size-asian="10pt" style:font-size-complex="10pt" fo:padding="0in" fo:border="none"/>
    </style:style>
    <style:style style:name="T7" style:family="text">
      <style:text-properties fo:font-variant="normal" fo:text-transform="none" fo:color="#000000" style:font-name="sans-serif" fo:font-size="14pt" fo:letter-spacing="normal" fo:font-style="normal" fo:font-weight="bold" officeooo:rsid="001e8c3e" style:font-size-asian="10pt" style:font-weight-asian="bold" style:font-size-complex="10pt" style:font-weight-complex="bold" fo:padding="0in" fo:border="none"/>
    </style:style>
    <style:style style:name="T8" style:family="text">
      <style:text-properties fo:font-variant="normal" fo:text-transform="none" fo:color="#000000" style:font-name="sans-serif" fo:font-size="10pt" fo:letter-spacing="normal" fo:font-style="normal" fo:font-weight="normal" style:font-size-asian="10pt" style:font-size-complex="10pt"/>
    </style:style>
    <style:style style:name="T9" style:family="text">
      <style:text-properties fo:font-variant="normal" fo:text-transform="none" fo:color="#000000" style:font-name="sans-serif" fo:font-size="10pt" fo:letter-spacing="normal" fo:font-style="normal" style:font-size-asian="10pt" style:font-size-complex="10pt"/>
    </style:style>
    <style:style style:name="T10" style:family="text">
      <style:text-properties fo:font-variant="normal" fo:text-transform="none" fo:color="#000000" style:font-name="sans-serif" fo:font-size="10pt" fo:letter-spacing="normal" fo:font-style="normal" fo:background-color="#fbe54e" loext:char-shading-value="0" style:font-size-asian="10pt" style:font-size-complex="10pt"/>
    </style:style>
    <style:style style:name="T11" style:family="text">
      <style:text-properties fo:font-variant="normal" fo:text-transform="none" fo:color="#000000" fo:letter-spacing="normal"/>
    </style:style>
    <style:style style:name="T12" style:family="text">
      <style:text-properties fo:font-variant="normal" fo:text-transform="none" fo:color="#003048" fo:letter-spacing="normal" fo:padding="0in" fo:border="none"/>
    </style:style>
    <style:style style:name="T13" style:family="text">
      <style:text-properties fo:font-variant="normal" fo:text-transform="none" fo:color="#003048" fo:letter-spacing="normal" fo:font-style="normal" fo:font-weight="bold" fo:background-color="#fbe54e" loext:char-shading-value="0" fo:padding="0in" fo:border="none"/>
    </style:style>
    <style:style style:name="T14" style:family="text">
      <style:text-properties fo:font-variant="normal" fo:text-transform="none" fo:color="#003048" fo:font-size="10pt" fo:letter-spacing="normal" fo:font-style="normal" fo:font-weight="bold" fo:background-color="#fbe54e" loext:char-shading-value="0" style:font-size-asian="10pt" style:font-size-complex="10pt" fo:padding="0in" fo:border="none"/>
    </style:style>
    <style:style style:name="T15" style:family="text">
      <style:text-properties fo:font-variant="normal" fo:text-transform="none" fo:color="#003048" fo:font-size="10pt" fo:letter-spacing="normal" fo:font-style="normal" fo:font-weight="normal" style:font-size-asian="10pt" style:font-size-complex="10pt" fo:padding="0in" fo:border="none"/>
    </style:style>
    <style:style style:name="T16" style:family="text">
      <style:text-properties fo:font-variant="normal" fo:text-transform="none" fo:color="#003048" fo:font-size="10pt" fo:letter-spacing="normal" style:font-size-asian="10pt" style:font-size-complex="10pt" fo:padding="0in" fo:border="none"/>
    </style:style>
    <style:style style:name="T17" style:family="text">
      <style:text-properties fo:font-variant="normal" fo:text-transform="none" fo:color="#003048" style:font-name="sans-serif" fo:font-size="12pt" fo:letter-spacing="normal" fo:font-style="normal" fo:font-weight="normal" fo:background-color="#fbe54e" loext:char-shading-value="0" fo:padding="0in" fo:border="none"/>
    </style:style>
    <style:style style:name="T18" style:family="text">
      <style:text-properties fo:font-variant="normal" fo:text-transform="none" fo:color="#003048" style:font-name="sans-serif" fo:font-size="12pt" fo:letter-spacing="normal" fo:font-style="normal" fo:font-weight="normal" fo:padding="0in" fo:border="none"/>
    </style:style>
    <style:style style:name="T19" style:family="text">
      <style:text-properties fo:font-variant="normal" fo:text-transform="none" fo:color="#003048" style:font-name="sans-serif" fo:font-size="12pt" fo:letter-spacing="normal" fo:font-style="normal" fo:font-weight="normal" fo:background-color="transparent" loext:char-shading-value="0" fo:padding="0in" fo:border="none"/>
    </style:style>
    <style:style style:name="T20" style:family="text">
      <style:text-properties fo:font-variant="normal" fo:text-transform="none" fo:color="#003048" style:font-name="sans-serif" fo:font-size="12pt" fo:letter-spacing="normal" fo:font-style="normal" fo:font-weight="bold" fo:background-color="#fbe54e" loext:char-shading-value="0" fo:padding="0in" fo:border="none"/>
    </style:style>
    <style:style style:name="T21" style:family="text">
      <style:text-properties fo:color="#003048" fo:padding="0in" fo:border="none"/>
    </style:style>
    <style:style style:name="T22" style:family="text">
      <style:text-properties fo:font-weight="bold" officeooo:rsid="0021856a" style:font-weight-asian="bold" style:font-weight-complex="bold"/>
    </style:style>
    <style:style style:name="T23" style:family="text">
      <style:text-properties officeooo:rsid="001fbce2"/>
    </style:style>
    <style:style style:name="T24" style:family="text">
      <style:text-properties officeooo:rsid="0021856a"/>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For C++</text:p>
      <text:p text:style-name="P1"/>
      <text:p text:style-name="P1"><text:span text:style-name="T8">double </text:span><text:span text:style-name="Teletype"><text:span text:style-name="T14">threshold</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double </text:span><text:span text:style-name="Strong_20_Emphasis"><text:span text:style-name="T9">thresh</text:span></text:span><text:span text:style-name="T8">, double </text:span><text:span text:style-name="Strong_20_Emphasis"><text:span text:style-name="T9">maxval</text:span></text:span><text:span text:style-name="T8">, int </text:span><text:span text:style-name="Strong_20_Emphasis"><text:span text:style-name="T9">type</text:span></text:span><text:span text:style-name="T8">)</text:span></text:p>
      <text:p text:style-name="P5"><text:span text:style-name="T8">(all pixels below thresh value becomes 0, the other is 1) (so output is black-white image)</text:span></text:p>
      <text:p text:style-name="P4"/>
      <text:p text:style-name="P1"><text:span text:style-name="T8">void </text:span><text:span text:style-name="Teletype"><text:span text:style-name="T14">GaussianBlu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Size </text:span><text:span text:style-name="Strong_20_Emphasis"><text:span text:style-name="T9">ksize</text:span></text:span><text:span text:style-name="T8">, double </text:span><text:span text:style-name="Strong_20_Emphasis"><text:span text:style-name="T9">sigmaX</text:span></text:span><text:span text:style-name="T8">, double </text:span><text:span text:style-name="Strong_20_Emphasis"><text:span text:style-name="T9">sigmaY</text:span></text:span><text:span text:style-name="T8">=0, int </text:span><text:span text:style-name="Strong_20_Emphasis"><text:span text:style-name="T9">borderType</text:span></text:span><text:span text:style-name="T8">=BORDER_DEFAULT )</text:span></text:p>
      <text:p text:style-name="P4"/>
      <text:p text:style-name="P1"><text:span text:style-name="T8">void </text:span><text:span text:style-name="Teletype"><text:span text:style-name="T14">cvtColo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int </text:span><text:span text:style-name="Strong_20_Emphasis"><text:span text:style-name="T9">code</text:span></text:span><text:span text:style-name="T8">, int </text:span><text:span text:style-name="Strong_20_Emphasis"><text:span text:style-name="T9">dstCn</text:span></text:span><text:span text:style-name="T8">=0 )</text:span></text:p>
      <text:p text:style-name="P4"/>
      <text:p text:style-name="P1"><text:span text:style-name="T8">void </text:span><text:span text:style-name="Teletype"><text:span text:style-name="T14">Scharr</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 int </text:span><text:span text:style-name="Strong_20_Emphasis"><text:span text:style-name="T9">ddepth</text:span></text:span><text:span text:style-name="T8">, int </text:span><text:span text:style-name="Strong_20_Emphasis"><text:span text:style-name="T9">dx</text:span></text:span><text:span text:style-name="T8">, int </text:span><text:span text:style-name="Strong_20_Emphasis"><text:span text:style-name="T9">dy</text:span></text:span><text:span text:style-name="T8">, double </text:span><text:span text:style-name="Strong_20_Emphasis"><text:span text:style-name="T9">scale</text:span></text:span><text:span text:style-name="T8">=1, double </text:span><text:span text:style-name="Strong_20_Emphasis"><text:span text:style-name="T9">delta</text:span></text:span><text:span text:style-name="T8">=0, int </text:span><text:span text:style-name="Strong_20_Emphasis"><text:span text:style-name="T9">borderType</text:span></text:span><text:span text:style-name="T8">=BORDER_DEFAULT )</text:span></text:p>
      <text:p text:style-name="P4"/>
      <text:p text:style-name="P1"><text:span text:style-name="T8">void </text:span><text:span text:style-name="Teletype"><text:span text:style-name="T14">pow</text:span></text:span><text:span text:style-name="T8">(InputArray </text:span><text:span text:style-name="Strong_20_Emphasis"><text:span text:style-name="T9">src</text:span></text:span><text:span text:style-name="T8">, double </text:span><text:span text:style-name="Strong_20_Emphasis"><text:span text:style-name="T10">pow</text:span></text:span><text:span text:style-name="Strong_20_Emphasis"><text:span text:style-name="T9">er</text:span></text:span><text:span text:style-name="T8">, OutputArray </text:span><text:span text:style-name="Strong_20_Emphasis"><text:span text:style-name="T9">dst</text:span></text:span><text:span text:style-name="T8">)</text:span></text:p>
      <text:p text:style-name="P4"/>
      <text:p text:style-name="P1"><text:span text:style-name="T8">void </text:span><text:span text:style-name="Teletype"><text:span text:style-name="T14">sqrt</text:span></text:span><text:span text:style-name="T8">(InputArray </text:span><text:span text:style-name="Strong_20_Emphasis"><text:span text:style-name="T9">src</text:span></text:span><text:span text:style-name="T8">, OutputArray </text:span><text:span text:style-name="Strong_20_Emphasis"><text:span text:style-name="T9">dst</text:span></text:span><text:span text:style-name="T8">)</text:span></text:p>
      <text:p text:style-name="P4"/>
      <text:p text:style-name="P1"><text:span text:style-name="T8">void </text:span><text:span text:style-name="Teletype"><text:span text:style-name="T15">Mat::</text:span></text:span><text:span text:style-name="Teletype"><text:span text:style-name="T14">convertTo</text:span></text:span><text:span text:style-name="T8">(OutputArray </text:span><text:span text:style-name="Strong_20_Emphasis"><text:span text:style-name="T9">m</text:span></text:span><text:span text:style-name="T8">, int </text:span><text:span text:style-name="Strong_20_Emphasis"><text:span text:style-name="T9">rtype</text:span></text:span><text:span text:style-name="T8">, double </text:span><text:span text:style-name="Strong_20_Emphasis"><text:span text:style-name="T9">alpha</text:span></text:span><text:span text:style-name="T8">=1, double </text:span><text:span text:style-name="Strong_20_Emphasis"><text:span text:style-name="T9">beta</text:span></text:span><text:span text:style-name="T8">=0 )</text:span><text:span text:style-name="Teletype"><text:span text:style-name="T16"> </text:span></text:span><text:span text:style-name="Teletype"><text:span text:style-name="T15">const</text:span></text:span></text:p>
      <text:p text:style-name="P1"/>
      <text:p text:style-name="P1"><text:span text:style-name="T2">int </text:span><text:span text:style-name="Teletype"><text:span text:style-name="T13">createTrackbar</text:span></text:span><text:span text:style-name="T5">(</text:span><text:span text:style-name="T2">const string&amp; </text:span><text:span text:style-name="Strong_20_Emphasis"><text:span text:style-name="T1">trackbarname</text:span></text:span><text:span text:style-name="T2">, const string&amp; </text:span><text:span text:style-name="Strong_20_Emphasis"><text:span text:style-name="T1">winname</text:span></text:span><text:span text:style-name="T2">, int* </text:span><text:span text:style-name="Strong_20_Emphasis"><text:span text:style-name="T1">value</text:span></text:span><text:span text:style-name="T2">, int </text:span><text:span text:style-name="Strong_20_Emphasis"><text:span text:style-name="T1">count</text:span></text:span><text:span text:style-name="T2">, TrackbarCallback </text:span><text:span text:style-name="Strong_20_Emphasis"><text:span text:style-name="T1">onChange</text:span></text:span><text:span text:style-name="T2">=0, void* </text:span><text:span text:style-name="Strong_20_Emphasis"><text:span text:style-name="T1">userdata</text:span></text:span><text:span text:style-name="T2">=0</text:span><text:span text:style-name="T5">)</text:span></text:p>
      <text:p text:style-name="P1"/>
      <table:table table:name="Table1" table:style-name="Table1">
        <table:table-column table:style-name="Table1.A"/>
        <table:table-column table:style-name="Table1.B"/>
        <table:table-row>
          <table:table-cell table:style-name="Table1.A1" office:value-type="string">
            <text:p text:style-name="P11">Parameters:</text:p>
          </table:table-cell>
          <table:table-cell table:style-name="Table1.A1" office:value-type="string">
            <text:list xml:id="list7317841484810577118" text:style-name="L1">
              <text:list-item>
                <text:p text:style-name="P13"><text:span text:style-name="Strong_20_Emphasis">trackbarname</text:span> – Name of the created trackbar.</text:p>
              </text:list-item>
              <text:list-item>
                <text:p text:style-name="P13"><text:span text:style-name="Strong_20_Emphasis">winname</text:span> – Name of the window that will be used as a parent of the created trackbar.</text:p>
              </text:list-item>
              <text:list-item>
                <text:p text:style-name="P13"><text:span text:style-name="Strong_20_Emphasis">value</text:span> – Optional pointer to an integer variable whose value reflects the position of the slider. Upon creation, the slider position is defined by this variable.</text:p>
              </text:list-item>
              <text:list-item>
                <text:p text:style-name="P13"><text:span text:style-name="Strong_20_Emphasis">count</text:span> – Maximal position of the slider. The minimal position is always 0.</text:p>
              </text:list-item>
              <text:list-item>
                <text:p text:style-name="P13"><text:span text:style-name="Strong_20_Emphasis">onChange</text:span> – Pointer to the function to be called every time the slider changes position. This function should be prototyped as <text:span text:style-name="Teletype"><text:span text:style-name="T21">voidFoo(int,void*);</text:span></text:span> , where the first parameter is the trackbar position and the second parameter is the user data (see the next parameter). If the callback is the NULL pointer, no callbacks are called, but only <text:span text:style-name="Teletype"><text:span text:style-name="T21">value</text:span></text:span> is updated.</text:p>
              </text:list-item>
              <text:list-item>
                <text:p text:style-name="P13"><text:span text:style-name="Strong_20_Emphasis">userdata</text:span> – User data that is passed as is to the callback. It can be used to handle trackbar events without using global variables.</text:p>
              </text:list-item>
            </text:list>
          </table:table-cell>
        </table:table-row>
      </table:table>
      <text:p text:style-name="P7"><text:span text:style-name="T2">The function </text:span><text:span text:style-name="Teletype"><text:span text:style-name="T17">createTrackbar</text:span></text:span><text:span text:style-name="T2"> creates a trackbar (a slider or range control) with the specified name and range, assigns a variable </text:span><text:span text:style-name="Teletype"><text:span text:style-name="T18">value</text:span></text:span><text:span text:style-name="T2"> to be a position synchronized with the trackbar and specifies the callback function </text:span><text:span text:style-name="Teletype"><text:span text:style-name="T18">onChange</text:span></text:span><text:span text:style-name="T2"> to be called on the trackbar position change. The created trackbar is displayed in the specified window </text:span><text:span text:style-name="Teletype"><text:span text:style-name="T18">winname</text:span></text:span><text:span text:style-name="T2">.</text:span></text:p>
      <text:p text:style-name="P1"/>
      <text:p text:style-name="P8"><text:span text:style-name="T2">void </text:span><text:span text:style-name="Teletype"><text:span text:style-name="T13">inRange</text:span></text:span><text:span text:style-name="T5">(</text:span><text:span text:style-name="T2">InputArray </text:span><text:span text:style-name="Strong_20_Emphasis"><text:span text:style-name="T1">src</text:span></text:span><text:span text:style-name="T2">, InputArray </text:span><text:span text:style-name="Strong_20_Emphasis"><text:span text:style-name="T1">lowerb</text:span></text:span><text:span text:style-name="T2">, InputArray </text:span><text:span text:style-name="Strong_20_Emphasis"><text:span text:style-name="T1">upperb</text:span></text:span><text:span text:style-name="T2">, OutputArray </text:span><text:span text:style-name="Strong_20_Emphasis"><text:span text:style-name="T1">dst</text:span></text:span><text:span text:style-name="T5">)</text:span></text:p>
      <text:p text:style-name="P8">The function checks the range as follows:</text:p>
      <text:list xml:id="list7730251913447358793" text:style-name="L2">
        <text:list-item>
          <text:p text:style-name="P10">For every element of a single-channel input array:</text:p>
          <text:p text:style-name="P12"><text:span text:style-name="T11"><draw:frame draw:style-name="fr1" draw:name="Image1" text:anchor-type="as-char" svg:width="3.628in" svg:height="0.3929in" draw:z-index="0"><draw:image xlink:href="Pictures/100000000000015B0000001242E2E5CD.png" xlink:type="simple" xlink:show="embed" xlink:actuate="onLoad"/></draw:frame></text:span></text:p>
        </text:list-item>
      </text:list>
      <text:p text:style-name="P2"><text:soft-page-break/><text:span text:style-name="Teletype"><text:span text:style-name="T6">some interesting thing about </text:span></text:span><text:span text:style-name="Teletype"><text:span text:style-name="T7">floodFill</text:span></text:span><text:span text:style-name="Teletype"><text:span text:style-name="T6">: first version explains better</text:span></text:span></text:p>
      <text:p text:style-name="P2"><text:a xlink:type="simple" xlink:href="http://docs.opencv.org/modules/imgproc/doc/miscellaneous_transformations.html"><text:span text:style-name="Teletype"><text:span text:style-name="T6">http://docs.opencv.org/modules/imgproc/doc/miscellaneous_transformations.html</text:span></text:span></text:a></text:p>
      <text:p text:style-name="P2"/>
      <text:p text:style-name="P2"><text:a xlink:type="simple" xlink:href="http://docs.opencv.org/2.4.9/modules/imgproc/doc/miscellaneous_transformations.html?highlight=floodfill#cv2.floodFill"><text:span text:style-name="Teletype"><text:span text:style-name="T6">http://docs.opencv.org/2.4.9/modules/imgproc/doc/miscellaneous_transformations.html?highlight=floodfill#cv2.floodFill</text:span></text:span></text:a></text:p>
      <text:p text:style-name="P2"/>
      <text:p text:style-name="P15"><text:span text:style-name="T4">split</text:span><text:span text:style-name="T3">:</text:span><text:span text:style-name="T2">Divides a multi-channel array into several single-channel arrays. </text:span></text:p>
      <text:p text:style-name="P14"><text:bookmark text:name="void split(const Mat&amp; src, Mat* mvbegin)"/><text:span text:style-name="Strong_20_Emphasis"><text:span text:style-name="T2">C++:</text:span></text:span><text:span text:style-name="Teletype"><text:span text:style-name="T19"> </text:span></text:span><text:span text:style-name="T2">void </text:span><text:span text:style-name="Teletype"><text:span text:style-name="T20">split</text:span></text:span><text:span text:style-name="T5">(</text:span><text:span text:style-name="T2">const Mat&amp; </text:span><text:span text:style-name="Strong_20_Emphasis"><text:span text:style-name="T2">src</text:span></text:span><text:span text:style-name="T2">, Mat* </text:span><text:span text:style-name="Strong_20_Emphasis"><text:span text:style-name="T2">mvbegin</text:span></text:span><text:span text:style-name="T5">)</text:span></text:p>
      <text:p text:style-name="P16"><text:bookmark text:name="void split(InputArray m, OutputArrayOfArrays mv)"/><text:span text:style-name="Strong_20_Emphasis"><text:span text:style-name="T2">C++:</text:span></text:span><text:span text:style-name="Teletype"><text:span text:style-name="T19"> </text:span></text:span><text:span text:style-name="T2">void </text:span><text:span text:style-name="Teletype"><text:span text:style-name="T20">split</text:span></text:span><text:span text:style-name="T5">(</text:span><text:span text:style-name="T2">InputArray </text:span><text:span text:style-name="Strong_20_Emphasis"><text:span text:style-name="T2">m</text:span></text:span><text:span text:style-name="T2">, OutputArrayOfArrays </text:span><text:span text:style-name="Strong_20_Emphasis"><text:span text:style-name="T2">mv</text:span></text:span><text:span text:style-name="T5">)</text:span></text:p>
      <text:p text:style-name="P6">equalize a Histogram</text:p>
      <text:p text:style-name="P2"><text:span text:style-name="Strong_20_Emphasis"><text:span text:style-name="T1">C++:</text:span></text:span><text:span text:style-name="Teletype"><text:span text:style-name="T12"> </text:span></text:span><text:span text:style-name="T2">void </text:span><text:span text:style-name="Teletype"><text:span text:style-name="T13">equalizeHist</text:span></text:span><text:span text:style-name="T5">(</text:span><text:span text:style-name="T2">InputArray </text:span><text:span text:style-name="Strong_20_Emphasis"><text:span text:style-name="T1">src</text:span></text:span><text:span text:style-name="T2">, OutputArray </text:span><text:span text:style-name="Strong_20_Emphasis"><text:span text:style-name="T1">dst</text:span></text:span><text:span text:style-name="T5">)</text:span></text:p>
      <text:p text:style-name="P2"/>
      <text:p text:style-name="P9"/>
      <text:p text:style-name="P9"><text:span text:style-name="T22">merge</text:span><text:span text:style-name="T24">: </text:span>Creates one multichannel array out of several single-channel ones.</text:p>
      <text:p text:style-name="P16"><text:bookmark text:name="void merge(const Mat* mv, size_t count, OutputArray dst)"/><text:span text:style-name="Strong_20_Emphasis"><text:span text:style-name="T2">C++:</text:span></text:span><text:span text:style-name="Teletype"><text:span text:style-name="T19"> </text:span></text:span><text:span text:style-name="T2">void </text:span><text:span text:style-name="Teletype"><text:span text:style-name="T20">merge</text:span></text:span><text:span text:style-name="T5">(</text:span><text:span text:style-name="T2">const Mat* </text:span><text:span text:style-name="Strong_20_Emphasis"><text:span text:style-name="T2">mv</text:span></text:span><text:span text:style-name="T2">, size_t </text:span><text:span text:style-name="Strong_20_Emphasis"><text:span text:style-name="T2">count</text:span></text:span><text:span text:style-name="T2">, OutputArray </text:span><text:span text:style-name="Strong_20_Emphasis"><text:span text:style-name="T2">dst</text:span></text:span><text:span text:style-name="T5">)</text:span></text:p>
      <text:p text:style-name="P16"><text:bookmark text:name="void merge(InputArrayOfArrays mv, OutputArray dst)"/><text:span text:style-name="Strong_20_Emphasis"><text:span text:style-name="T2">C++:</text:span></text:span><text:span text:style-name="Teletype"><text:span text:style-name="T19"> </text:span></text:span><text:span text:style-name="T2">void </text:span><text:span text:style-name="Teletype"><text:span text:style-name="T20">merge</text:span></text:span><text:span text:style-name="T5">(</text:span><text:span text:style-name="T2">InputArrayOfArrays </text:span><text:span text:style-name="Strong_20_Emphasis"><text:span text:style-name="T2">mv</text:span></text:span><text:span text:style-name="T2">, OutputArray </text:span><text:span text:style-name="Strong_20_Emphasis"><text:span text:style-name="T2">dst</text:span></text:span><text:span text:style-name="T5">)</text:span></text:p>
      <text:p text:style-name="P2"><text:span text:style-name="Teletype"><text:span text:style-name="T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1T17:26:04.862184701</meta:creation-date>
    <dc:date>2015-05-04T02:10:04.251640012</dc:date>
    <meta:editing-duration>P2DT8H37M8S</meta:editing-duration>
    <meta:editing-cycles>16</meta:editing-cycles>
    <meta:generator>LibreOffice/4.2.7.2$Linux_X86_64 LibreOffice_project/420m0$Build-2</meta:generator>
    <meta:document-statistic meta:table-count="1" meta:image-count="1" meta:object-count="0" meta:page-count="2" meta:paragraph-count="33" meta:word-count="401" meta:character-count="2913" meta:non-whitespace-character-count="2545"/>
  </office:meta>
</office:document-meta>
</file>